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udson-Regular" svg:font-family="Judson-Regular,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Helvetica Neue', Helvetica, Arial, sans-serif"/>
    <style:font-face style:name="Source Han Sans CN" svg:font-family="'Source Han Sans CN'" style:font-family-generic="system" style:font-pitch="variable"/>
  </office:font-face-decls>
  <office:automatic-styles>
    <style:style style:name="P1" style:family="paragraph" style:parent-style-name="Standard">
      <style:text-properties officeooo:rsid="000fc329" officeooo:paragraph-rsid="000fc329"/>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on</text:p>
      <text:p text:style-name="P1"/>
      <text:p text:style-name="P1">El cambio climático es la mayor amenaza para la salud a la que se enfrenta la humanidad, y los profesionales sanitarios de todo el mundo ya están respondiendo a los daños para la salud causados por esta crisis en curso.</text:p>
      <text:p text:style-name="P1">El cambio climático ya está afectando a la salud de muchas maneras, por ejemplo, provocando muertes y enfermedades por fenómenos meteorológicos extremos cada vez más frecuentes, como olas de calor, tormentas e inundaciones, la alteración de los sistemas alimentarios, el aumento de las zoonosis y las enfermedades transmitidas por los alimentos, el agua y los vectores, y los problemas de salud mental.</text:p>
      <text:p text:style-name="P1"/>
      <text:p text:style-name="P1">Se prevé que, entre 2030 y 2050, el cambio climático causará unas 250 000 muertes adicionales cada año debido a la malnutrición, el paludismo, la diarrea y el estrés calórico.<text:line-break/></text:p>
      <text:p text:style-name="P1"/>
      <text:p text:style-name="P1"><text:a xlink:type="simple" xlink:href="https://www.who.int/es/news-room/fact-sheets/detail/climate-change-and-health" text:style-name="Internet_20_link" text:visited-style-name="Visited_20_Internet_20_Link">https://www.who.int/es/news-room/fact-sheets/detail/climate-change-and-health</text:a></text:p>
      <text:p text:style-name="P1"/>
      <text:p text:style-name="P1">La reducción de las emisiones de gases de efecto invernadero en todo el sector energético requiere grandes transiciones, como una reducción sustancial del uso general de combustibles fósiles, el despliegue de fuentes de energía de bajas emisiones, el cambio a portadores energéticos alternativos y la eficiencia y conservación energéticas.</text:p>
      <text:p text:style-name="P1"/>
      <text:p text:style-name="P1"><text:a xlink:type="simple" xlink:href="https://www.un.org/es/global-issues/climate-change" text:style-name="Internet_20_link" text:visited-style-name="Visited_20_Internet_20_Link">https://www.un.org/es/global-issues/climate-change</text:a></text:p>
      <text:p text:style-name="P1"/>
      <text:p text:style-name="P1"/>
      <text:p text:style-name="P1">. La causa se atribuye a una mayor concentración en la atmósfera de gases como el dióxido de carbono, el metano y otros, los llamados «gases de efecto invernadero». </text:p>
      <text:p text:style-name="P1"/>
      <text:p text:style-name="P1"><text:a xlink:type="simple" xlink:href="https://www.redalyc.org/articulo.oa?id=92029560010" text:style-name="Internet_20_link" text:visited-style-name="Visited_20_Internet_20_Link">https://www.redalyc.org/articulo.oa?id=92029560010</text:a></text:p>
      <text:p text:style-name="P1"/>
      <text:p text:style-name="P1"/>
      <text:p text:style-name="P1"/>
      <text:p text:style-name="P1">Se denomina efecto invernadero al fenómeno por el cual determinados gases, que son</text:p>
      <text:p text:style-name="P1">componentes de una atmósfera planetaria, retienen parte de la energía que el suelo</text:p>
      <text:p text:style-name="P1">emite por haber sido calentado por la radiación solar. Afecta a todos los cuerpos</text:p>
      <text:p text:style-name="P1">planetarios dotados de atmósfera</text:p>
      <text:p text:style-name="P1"/>
      <text:p text:style-name="P1"><text:a xlink:type="simple" xlink:href="https://www.feandalucia.ccoo.es/docu/p5sd6985.pdf" text:style-name="Internet_20_link" text:visited-style-name="Visited_20_Internet_20_Link">https://www.feandalucia.ccoo.es/docu/p5sd6985.pdf</text:a></text:p>
      <text:p text:style-name="P1"/>
      <text:p text:style-name="P1"/>
      <text:p text:style-name="P1">En México, la generación de electricidad se lleva a cabo, principalmente, a partir de la combustión de energéticos fósiles; lo cual contribuye a la emisión de contaminantes tales como SOx, NOx, CO, PM10, PM2.5 y compuestos orgánicos volátiles (COV) que afectan la calidad del aire.</text:p>
      <text:p text:style-name="P1"><text:s text:c="10"/>Aunque la cantidad relativa de ellos depende del proceso y del combustible utilizado, es claro que la generación de electricidad es uno de los principales contribuyentes a la emisión de contaminantes. Por ejemplo, cuando se emplean combustibles con alto contenido de azufre, la generación de electricidad produce grandes volúmenes de Sox.</text:p>
      <text:p text:style-name="P1"/>
      <text:p text:style-name="P1"/>
      <text:p text:style-name="P1"><text:a xlink:type="simple" xlink:href="https://www.cyd.conacyt.gob.mx/?p=articulo&amp;id=482" text:style-name="Internet_20_link" text:visited-style-name="Visited_20_Internet_20_Link">https://www.cyd.conacyt.gob.mx/?p=articulo&amp;id=482</text:a></text:p>
      <text:p text:style-name="P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udson-Regular" svg:font-family="Judson-Regular,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Roboto" svg:font-family="Roboto, 'Helvetica Neue', Helvetica, Arial, sans-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1:43:35.085934674</meta:creation-date>
    <dc:date>2023-02-20T12:54:01.978143673</dc:date>
    <meta:editing-duration>PT1H10M27S</meta:editing-duration>
    <meta:editing-cycles>1</meta:editing-cycles>
    <meta:document-statistic meta:table-count="0" meta:image-count="0" meta:object-count="0" meta:page-count="2" meta:paragraph-count="17" meta:word-count="356" meta:character-count="2494" meta:non-whitespace-character-count="2143"/>
    <meta:generator>LibreOffice/7.4.5.1$Linux_X86_64 LibreOffice_project/40$Build-1</meta:generator>
  </office:meta>
</office:document-meta>
</file>